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og" table:style-name="ta1">
        <table:shapes>
          <draw:frame draw:z-index="0" draw:style-name="gr1" draw:text-style-name="P1" svg:width="18.273cm" svg:height="12.321cm" svg:x="11.437cm" svg:y="4.129cm">
            <draw:object draw:notify-on-update-of-ranges="loss_log.A3:loss_log.A3 loss_log.A4:loss_log.A33 loss_log.B3:loss_log.B3 loss_log.B4:loss_log.B33 loss_log.A3:loss_log.A3 loss_log.A4:loss_log.A33 loss_log.C3:loss_log.C3 loss_log.C4:loss_log.C33 loss_log.A3:loss_log.A3 loss_log.A4:loss_log.A33 loss_log.D3:loss_log.D3 loss_log.D4:loss_log.D33 loss_log.A3:loss_log.A3 loss_log.A4:loss_log.A33 loss_log.E3:loss_log.E3 loss_log.E4:loss_log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2024_07_07_71741533_full_cnn_3_midlayers_late_catboost</text:p>
          </table:table-cell>
          <table:table-cell/>
          <table:table-cell office:value-type="string" calcext:value-type="string">
            <text:p>2024_07_08_2c2c3bb18_full_cnn_no_catboos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With CatBoost loss</text:p>
          </table:table-cell>
          <table:table-cell office:value-type="string" calcext:value-type="string">
            <text:p>With CatBoost R2</text:p>
          </table:table-cell>
          <table:table-cell office:value-type="string" calcext:value-type="string">
            <text:p>No CatBoost loss</text:p>
          </table:table-cell>
          <table:table-cell office:value-type="string" calcext:value-type="string">
            <text:p>No CatBoost 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490605016746" calcext:value-type="float">
            <text:p>0.430490605016746</text:p>
          </table:table-cell>
          <table:table-cell office:value-type="float" office:value="0.6286003798304" calcext:value-type="float">
            <text:p>0.6286003798304</text:p>
          </table:table-cell>
          <table:table-cell office:value-type="float" office:value="0.417537818450739" calcext:value-type="float">
            <text:p>0.417537818450739</text:p>
          </table:table-cell>
          <table:table-cell office:value-type="float" office:value="0.647475543793655" calcext:value-type="float">
            <text:p>0.647475543793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5498372729462" calcext:value-type="float">
            <text:p>0.375498372729462</text:p>
          </table:table-cell>
          <table:table-cell office:value-type="float" office:value="0.674501548302882" calcext:value-type="float">
            <text:p>0.674501548302882</text:p>
          </table:table-cell>
          <table:table-cell office:value-type="float" office:value="0.380416562209035" calcext:value-type="float">
            <text:p>0.380416562209035</text:p>
          </table:table-cell>
          <table:table-cell office:value-type="float" office:value="0.679314797132252" calcext:value-type="float">
            <text:p>0.679314797132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741658865815" calcext:value-type="float">
            <text:p>0.355741658865815</text:p>
          </table:table-cell>
          <table:table-cell office:value-type="float" office:value="0.690324809027495" calcext:value-type="float">
            <text:p>0.690324809027495</text:p>
          </table:table-cell>
          <table:table-cell office:value-type="float" office:value="0.365977344093937" calcext:value-type="float">
            <text:p>0.365977344093937</text:p>
          </table:table-cell>
          <table:table-cell office:value-type="float" office:value="0.692158750747873" calcext:value-type="float">
            <text:p>0.692158750747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3701093208672" calcext:value-type="float">
            <text:p>0.343701093208672</text:p>
          </table:table-cell>
          <table:table-cell office:value-type="float" office:value="0.699075175418878" calcext:value-type="float">
            <text:p>0.699075175418878</text:p>
          </table:table-cell>
          <table:table-cell office:value-type="float" office:value="0.353456591468046" calcext:value-type="float">
            <text:p>0.353456591468046</text:p>
          </table:table-cell>
          <table:table-cell office:value-type="float" office:value="0.701248320015074" calcext:value-type="float">
            <text:p>0.701248320015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4447885798936" calcext:value-type="float">
            <text:p>0.334447885798936</text:p>
          </table:table-cell>
          <table:table-cell office:value-type="float" office:value="0.706520810313181" calcext:value-type="float">
            <text:p>0.706520810313181</text:p>
          </table:table-cell>
          <table:table-cell office:value-type="float" office:value="0.34935253002856" calcext:value-type="float">
            <text:p>0.34935253002856</text:p>
          </table:table-cell>
          <table:table-cell office:value-type="float" office:value="0.706658713685339" calcext:value-type="float">
            <text:p>0.706658713685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7118286401919" calcext:value-type="float">
            <text:p>0.327118286401919</text:p>
          </table:table-cell>
          <table:table-cell office:value-type="float" office:value="0.710844404868267" calcext:value-type="float">
            <text:p>0.710844404868267</text:p>
          </table:table-cell>
          <table:table-cell office:value-type="float" office:value="0.341240435543627" calcext:value-type="float">
            <text:p>0.341240435543627</text:p>
          </table:table-cell>
          <table:table-cell office:value-type="float" office:value="0.712227433538867" calcext:value-type="float">
            <text:p>0.7122274335388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174383516949" calcext:value-type="float">
            <text:p>0.32174383516949</text:p>
          </table:table-cell>
          <table:table-cell office:value-type="float" office:value="0.715515356644146" calcext:value-type="float">
            <text:p>0.715515356644146</text:p>
          </table:table-cell>
          <table:table-cell office:value-type="float" office:value="0.338862771444982" calcext:value-type="float">
            <text:p>0.338862771444982</text:p>
          </table:table-cell>
          <table:table-cell office:value-type="float" office:value="0.715101573876789" calcext:value-type="float">
            <text:p>0.715101573876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8536606017906" calcext:value-type="float">
            <text:p>0.318536606017906</text:p>
          </table:table-cell>
          <table:table-cell office:value-type="float" office:value="0.717385053578224" calcext:value-type="float">
            <text:p>0.717385053578224</text:p>
          </table:table-cell>
          <table:table-cell office:value-type="float" office:value="0.334862927989204" calcext:value-type="float">
            <text:p>0.334862927989204</text:p>
          </table:table-cell>
          <table:table-cell office:value-type="float" office:value="0.718083288371363" calcext:value-type="float">
            <text:p>0.7180832883713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862658746172" calcext:value-type="float">
            <text:p>0.311862658746172</text:p>
          </table:table-cell>
          <table:table-cell office:value-type="float" office:value="0.721831808517134" calcext:value-type="float">
            <text:p>0.721831808517134</text:p>
          </table:table-cell>
          <table:table-cell office:value-type="float" office:value="0.333708908740837" calcext:value-type="float">
            <text:p>0.333708908740837</text:p>
          </table:table-cell>
          <table:table-cell office:value-type="float" office:value="0.719558136858059" calcext:value-type="float">
            <text:p>0.7195581368580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9901085082847" calcext:value-type="float">
            <text:p>0.309901085082847</text:p>
          </table:table-cell>
          <table:table-cell office:value-type="float" office:value="0.722821290146195" calcext:value-type="float">
            <text:p>0.722821290146195</text:p>
          </table:table-cell>
          <table:table-cell office:value-type="float" office:value="0.334527925394549" calcext:value-type="float">
            <text:p>0.334527925394549</text:p>
          </table:table-cell>
          <table:table-cell office:value-type="float" office:value="0.718789760860799" calcext:value-type="float">
            <text:p>0.718789760860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9429610277167" calcext:value-type="float">
            <text:p>0.309429610277167</text:p>
          </table:table-cell>
          <table:table-cell office:value-type="float" office:value="0.722710143931768" calcext:value-type="float">
            <text:p>0.722710143931768</text:p>
          </table:table-cell>
          <table:table-cell office:value-type="float" office:value="0.331949720288267" calcext:value-type="float">
            <text:p>0.331949720288267</text:p>
          </table:table-cell>
          <table:table-cell office:value-type="float" office:value="0.721875577349559" calcext:value-type="float">
            <text:p>0.7218755773495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4300009171561" calcext:value-type="float">
            <text:p>0.304300009171561</text:p>
          </table:table-cell>
          <table:table-cell office:value-type="float" office:value="0.72542851055835" calcext:value-type="float">
            <text:p>0.72542851055835</text:p>
          </table:table-cell>
          <table:table-cell office:value-type="float" office:value="0.332464568243168" calcext:value-type="float">
            <text:p>0.332464568243168</text:p>
          </table:table-cell>
          <table:table-cell office:value-type="float" office:value="0.720294264146327" calcext:value-type="float">
            <text:p>0.720294264146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4049430359708" calcext:value-type="float">
            <text:p>0.304049430359708</text:p>
          </table:table-cell>
          <table:table-cell office:value-type="float" office:value="0.724157312290314" calcext:value-type="float">
            <text:p>0.724157312290314</text:p>
          </table:table-cell>
          <table:table-cell office:value-type="float" office:value="0.326804989487818" calcext:value-type="float">
            <text:p>0.326804989487818</text:p>
          </table:table-cell>
          <table:table-cell office:value-type="float" office:value="0.725198491504508" calcext:value-type="float">
            <text:p>0.725198491504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01383706307647" calcext:value-type="float">
            <text:p>0.301383706307647</text:p>
          </table:table-cell>
          <table:table-cell office:value-type="float" office:value="0.726143982195837" calcext:value-type="float">
            <text:p>0.726143982195837</text:p>
          </table:table-cell>
          <table:table-cell office:value-type="float" office:value="0.328286079191926" calcext:value-type="float">
            <text:p>0.328286079191926</text:p>
          </table:table-cell>
          <table:table-cell office:value-type="float" office:value="0.72371998019631" calcext:value-type="float">
            <text:p>0.723719980196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994580370955" calcext:value-type="float">
            <text:p>0.29994580370955</text:p>
          </table:table-cell>
          <table:table-cell office:value-type="float" office:value="0.72576931462909" calcext:value-type="float">
            <text:p>0.72576931462909</text:p>
          </table:table-cell>
          <table:table-cell office:value-type="float" office:value="0.326876931113772" calcext:value-type="float">
            <text:p>0.326876931113772</text:p>
          </table:table-cell>
          <table:table-cell office:value-type="float" office:value="0.724240732138566" calcext:value-type="float">
            <text:p>0.7242407321385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6884385223436" calcext:value-type="float">
            <text:p>0.296884385223436</text:p>
          </table:table-cell>
          <table:table-cell office:value-type="float" office:value="0.726618109580031" calcext:value-type="float">
            <text:p>0.726618109580031</text:p>
          </table:table-cell>
          <table:table-cell office:value-type="float" office:value="0.323536554037934" calcext:value-type="float">
            <text:p>0.323536554037934</text:p>
          </table:table-cell>
          <table:table-cell office:value-type="float" office:value="0.727793102361882" calcext:value-type="float">
            <text:p>0.727793102361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39998118004" calcext:value-type="float">
            <text:p>0.2939998118004</text:p>
          </table:table-cell>
          <table:table-cell office:value-type="float" office:value="0.728559378401238" calcext:value-type="float">
            <text:p>0.728559378401238</text:p>
          </table:table-cell>
          <table:table-cell office:value-type="float" office:value="0.325884291293598" calcext:value-type="float">
            <text:p>0.325884291293598</text:p>
          </table:table-cell>
          <table:table-cell office:value-type="float" office:value="0.726797659658234" calcext:value-type="float">
            <text:p>0.7267976596582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3331219418214" calcext:value-type="float">
            <text:p>0.293331219418214</text:p>
          </table:table-cell>
          <table:table-cell office:value-type="float" office:value="0.728660958984936" calcext:value-type="float">
            <text:p>0.728660958984936</text:p>
          </table:table-cell>
          <table:table-cell office:value-type="float" office:value="0.323226084065909" calcext:value-type="float">
            <text:p>0.323226084065909</text:p>
          </table:table-cell>
          <table:table-cell office:value-type="float" office:value="0.728608144707624" calcext:value-type="float">
            <text:p>0.7286081447076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92956087111247" calcext:value-type="float">
            <text:p>0.292956087111247</text:p>
          </table:table-cell>
          <table:table-cell office:value-type="float" office:value="0.72803040260846" calcext:value-type="float">
            <text:p>0.72803040260846</text:p>
          </table:table-cell>
          <table:table-cell office:value-type="float" office:value="0.322723019978788" calcext:value-type="float">
            <text:p>0.322723019978788</text:p>
          </table:table-cell>
          <table:table-cell office:value-type="float" office:value="0.728461098945083" calcext:value-type="float">
            <text:p>0.728461098945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0154628234335" calcext:value-type="float">
            <text:p>0.290154628234335</text:p>
          </table:table-cell>
          <table:table-cell office:value-type="float" office:value="0.729682996182524" calcext:value-type="float">
            <text:p>0.729682996182524</text:p>
          </table:table-cell>
          <table:table-cell office:value-type="float" office:value="0.323152574424696" calcext:value-type="float">
            <text:p>0.323152574424696</text:p>
          </table:table-cell>
          <table:table-cell office:value-type="float" office:value="0.728358535813393" calcext:value-type="float">
            <text:p>0.7283585358133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87350273958527" calcext:value-type="float">
            <text:p>0.287350273958527</text:p>
          </table:table-cell>
          <table:table-cell office:value-type="float" office:value="0.731084968334099" calcext:value-type="float">
            <text:p>0.731084968334099</text:p>
          </table:table-cell>
          <table:table-cell office:value-type="float" office:value="0.324824560396742" calcext:value-type="float">
            <text:p>0.324824560396742</text:p>
          </table:table-cell>
          <table:table-cell office:value-type="float" office:value="0.726605130646209" calcext:value-type="float">
            <text:p>0.7266051306462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6235325112201" calcext:value-type="float">
            <text:p>0.286235325112201</text:p>
          </table:table-cell>
          <table:table-cell office:value-type="float" office:value="0.731470588847114" calcext:value-type="float">
            <text:p>0.731470588847114</text:p>
          </table:table-cell>
          <table:table-cell office:value-type="float" office:value="0.32483249283073" calcext:value-type="float">
            <text:p>0.32483249283073</text:p>
          </table:table-cell>
          <table:table-cell office:value-type="float" office:value="0.727139325731644" calcext:value-type="float">
            <text:p>0.7271393257316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86402325819034" calcext:value-type="float">
            <text:p>0.286402325819034</text:p>
          </table:table-cell>
          <table:table-cell office:value-type="float" office:value="0.73051245432768" calcext:value-type="float">
            <text:p>0.7305124543276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84487528966205" calcext:value-type="float">
            <text:p>0.284487528966205</text:p>
          </table:table-cell>
          <table:table-cell office:value-type="float" office:value="0.731600703717595" calcext:value-type="float">
            <text:p>0.73160070371759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84212676605376" calcext:value-type="float">
            <text:p>0.284212676605376</text:p>
          </table:table-cell>
          <table:table-cell office:value-type="float" office:value="0.731609989273386" calcext:value-type="float">
            <text:p>0.73160998927338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84199900408783" calcext:value-type="float">
            <text:p>0.284199900408783</text:p>
          </table:table-cell>
          <table:table-cell office:value-type="float" office:value="0.730051921371613" calcext:value-type="float">
            <text:p>0.73005192137161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0257864606262" calcext:value-type="float">
            <text:p>0.280257864606262</text:p>
          </table:table-cell>
          <table:table-cell office:value-type="float" office:value="0.733930262568286" calcext:value-type="float">
            <text:p>0.73393026256828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812573765174" calcext:value-type="float">
            <text:p>0.2812573765174</text:p>
          </table:table-cell>
          <table:table-cell office:value-type="float" office:value="0.73249835611944" calcext:value-type="float">
            <text:p>0.732498356119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0195030392987" calcext:value-type="float">
            <text:p>0.280195030392987</text:p>
          </table:table-cell>
          <table:table-cell office:value-type="float" office:value="0.732740866206495" calcext:value-type="float">
            <text:p>0.7327408662064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9777629540698" calcext:value-type="float">
            <text:p>0.279777629540698</text:p>
          </table:table-cell>
          <table:table-cell office:value-type="float" office:value="0.732611387885684" calcext:value-type="float">
            <text:p>0.7326113878856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7-21T12:15:59.889000000</dc:date>
    <meta:editing-duration>PT13M1S</meta:editing-duration>
    <meta:editing-cycles>2</meta:editing-cycles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5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0.62" chart:maximum="0.7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274cm" svg:height="12.322cm" xlink:href=".." xlink:type="simple" chart:class="chart:scatter" chart:style-name="ch1">
        <chart:title svg:x="1.91cm" svg:y="0.382cm" chart:style-name="ch2">
          <text:p>CNN performance with and without late CatBoost predictions as input</text:p>
        </chart:title>
        <chart:legend chart:legend-position="end" svg:x="13.903cm" svg:y="5.103cm" style:legend-expansion="high" chart:style-name="ch3"/>
        <chart:plot-area chart:style-name="ch4" table:cell-range-address="loss_log.A3:loss_log.E33" chart:data-source-has-labels="row" svg:x="1.366cm" svg:y="1.433cm" svg:width="11.256cm" svg:height="9.672cm">
          <chart:coordinate-region svg:x="2.316cm" svg:y="1.635cm" svg:width="9.355cm" svg:height="8.817cm"/>
          <chart:axis chart:dimension="x" chart:name="primary-x" chart:style-name="ch5">
            <chart:title svg:x="5.889cm" svg:y="11.351cm" chart:style-name="ch6">
              <text:p>Training epoch</text:p>
            </chart:title>
          </chart:axis>
          <chart:axis chart:dimension="y" chart:name="primary-y" chart:style-name="ch7">
            <chart:title svg:x="0.451cm" svg:y="8.242cm" chart:style-name="ch8">
              <text:p>Loss metric (smaller better)</text:p>
            </chart:title>
            <chart:grid chart:style-name="ch9" chart:class="major"/>
          </chart:axis>
          <chart:axis chart:dimension="y" chart:name="secondary-y" chart:style-name="ch10">
            <chart:title svg:x="12.987cm" svg:y="7.967cm" chart:style-name="ch8">
              <text:p>R2 score (larger better)</text:p>
            </chart:title>
          </chart:axis>
          <chart:series chart:attached-axis="primary-y" chart:style-name="ch11" chart:values-cell-range-address="loss_log.B4:loss_log.B33" chart:label-cell-address="loss_log.B3:loss_log.B3" chart:class="chart:scatter">
            <chart:domain table:cell-range-address="loss_log.A4:loss_log.A33"/>
            <chart:data-point chart:repeated="30"/>
          </chart:series>
          <chart:series chart:attached-axis="secondary-y" chart:style-name="ch12" chart:values-cell-range-address="loss_log.C4:loss_log.C33" chart:label-cell-address="loss_log.C3:loss_log.C3" chart:class="chart:scatter">
            <chart:data-point chart:repeated="30"/>
          </chart:series>
          <chart:series chart:attached-axis="primary-y" chart:style-name="ch13" chart:values-cell-range-address="loss_log.D4:loss_log.D33" chart:label-cell-address="loss_log.D3:loss_log.D3" chart:class="chart:scatter">
            <chart:data-point chart:repeated="30"/>
          </chart:series>
          <chart:series chart:attached-axis="secondary-y" chart:style-name="ch14" chart:values-cell-range-address="loss_log.E4:loss_log.E33" chart:label-cell-address="loss_log.E3:loss_log.E3" chart:class="chart:scatter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 CatBoost loss</text:p>
                <draw:g>
                  <svg:desc>loss_log.B3:loss_log.B3</svg:desc>
                </draw:g>
              </table:table-cell>
              <table:table-cell office:value-type="string">
                <text:p>With CatBoost R2</text:p>
                <draw:g>
                  <svg:desc>loss_log.C3:loss_log.C3</svg:desc>
                </draw:g>
              </table:table-cell>
              <table:table-cell office:value-type="string">
                <text:p>No CatBoost loss</text:p>
                <draw:g>
                  <svg:desc>loss_log.D3:loss_log.D3</svg:desc>
                </draw:g>
              </table:table-cell>
              <table:table-cell office:value-type="string">
                <text:p>No CatBoost R2</text:p>
                <draw:g>
                  <svg:desc>loss_log.E3:loss_log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oss_log.A4:loss_log.A33</svg:desc>
                </draw:g>
              </table:table-cell>
              <table:table-cell office:value-type="float" office:value="0.430490605016746">
                <text:p>0.430490605016746</text:p>
                <draw:g>
                  <svg:desc>loss_log.B4:loss_log.B33</svg:desc>
                </draw:g>
              </table:table-cell>
              <table:table-cell office:value-type="float" office:value="0.6286003798304">
                <text:p>0.6286003798304</text:p>
                <draw:g>
                  <svg:desc>loss_log.C4:loss_log.C33</svg:desc>
                </draw:g>
              </table:table-cell>
              <table:table-cell office:value-type="float" office:value="0.417537818450739">
                <text:p>0.417537818450739</text:p>
                <draw:g>
                  <svg:desc>loss_log.D4:loss_log.D33</svg:desc>
                </draw:g>
              </table:table-cell>
              <table:table-cell office:value-type="float" office:value="0.647475543793655">
                <text:p>0.647475543793655</text:p>
                <draw:g>
                  <svg:desc>loss_log.E4:loss_log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75498372729462">
                <text:p>0.375498372729462</text:p>
              </table:table-cell>
              <table:table-cell office:value-type="float" office:value="0.674501548302882">
                <text:p>0.674501548302882</text:p>
              </table:table-cell>
              <table:table-cell office:value-type="float" office:value="0.380416562209035">
                <text:p>0.380416562209035</text:p>
              </table:table-cell>
              <table:table-cell office:value-type="float" office:value="0.679314797132252">
                <text:p>0.679314797132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55741658865815">
                <text:p>0.355741658865815</text:p>
              </table:table-cell>
              <table:table-cell office:value-type="float" office:value="0.690324809027495">
                <text:p>0.690324809027495</text:p>
              </table:table-cell>
              <table:table-cell office:value-type="float" office:value="0.365977344093937">
                <text:p>0.365977344093937</text:p>
              </table:table-cell>
              <table:table-cell office:value-type="float" office:value="0.692158750747873">
                <text:p>0.692158750747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43701093208672">
                <text:p>0.343701093208672</text:p>
              </table:table-cell>
              <table:table-cell office:value-type="float" office:value="0.699075175418878">
                <text:p>0.699075175418878</text:p>
              </table:table-cell>
              <table:table-cell office:value-type="float" office:value="0.353456591468046">
                <text:p>0.353456591468046</text:p>
              </table:table-cell>
              <table:table-cell office:value-type="float" office:value="0.701248320015074">
                <text:p>0.701248320015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34447885798936">
                <text:p>0.334447885798936</text:p>
              </table:table-cell>
              <table:table-cell office:value-type="float" office:value="0.706520810313181">
                <text:p>0.706520810313181</text:p>
              </table:table-cell>
              <table:table-cell office:value-type="float" office:value="0.34935253002856">
                <text:p>0.34935253002856</text:p>
              </table:table-cell>
              <table:table-cell office:value-type="float" office:value="0.706658713685339">
                <text:p>0.706658713685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27118286401919">
                <text:p>0.327118286401919</text:p>
              </table:table-cell>
              <table:table-cell office:value-type="float" office:value="0.710844404868267">
                <text:p>0.710844404868267</text:p>
              </table:table-cell>
              <table:table-cell office:value-type="float" office:value="0.341240435543627">
                <text:p>0.341240435543627</text:p>
              </table:table-cell>
              <table:table-cell office:value-type="float" office:value="0.712227433538867">
                <text:p>0.712227433538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2174383516949">
                <text:p>0.32174383516949</text:p>
              </table:table-cell>
              <table:table-cell office:value-type="float" office:value="0.715515356644146">
                <text:p>0.715515356644146</text:p>
              </table:table-cell>
              <table:table-cell office:value-type="float" office:value="0.338862771444982">
                <text:p>0.338862771444982</text:p>
              </table:table-cell>
              <table:table-cell office:value-type="float" office:value="0.715101573876789">
                <text:p>0.715101573876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18536606017906">
                <text:p>0.318536606017906</text:p>
              </table:table-cell>
              <table:table-cell office:value-type="float" office:value="0.717385053578224">
                <text:p>0.717385053578224</text:p>
              </table:table-cell>
              <table:table-cell office:value-type="float" office:value="0.334862927989204">
                <text:p>0.334862927989204</text:p>
              </table:table-cell>
              <table:table-cell office:value-type="float" office:value="0.718083288371363">
                <text:p>0.718083288371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11862658746172">
                <text:p>0.311862658746172</text:p>
              </table:table-cell>
              <table:table-cell office:value-type="float" office:value="0.721831808517134">
                <text:p>0.721831808517134</text:p>
              </table:table-cell>
              <table:table-cell office:value-type="float" office:value="0.333708908740837">
                <text:p>0.333708908740837</text:p>
              </table:table-cell>
              <table:table-cell office:value-type="float" office:value="0.719558136858059">
                <text:p>0.719558136858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9901085082847">
                <text:p>0.309901085082847</text:p>
              </table:table-cell>
              <table:table-cell office:value-type="float" office:value="0.722821290146195">
                <text:p>0.722821290146195</text:p>
              </table:table-cell>
              <table:table-cell office:value-type="float" office:value="0.334527925394549">
                <text:p>0.334527925394549</text:p>
              </table:table-cell>
              <table:table-cell office:value-type="float" office:value="0.718789760860799">
                <text:p>0.718789760860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09429610277167">
                <text:p>0.309429610277167</text:p>
              </table:table-cell>
              <table:table-cell office:value-type="float" office:value="0.722710143931768">
                <text:p>0.722710143931768</text:p>
              </table:table-cell>
              <table:table-cell office:value-type="float" office:value="0.331949720288267">
                <text:p>0.331949720288267</text:p>
              </table:table-cell>
              <table:table-cell office:value-type="float" office:value="0.721875577349559">
                <text:p>0.721875577349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04300009171561">
                <text:p>0.304300009171561</text:p>
              </table:table-cell>
              <table:table-cell office:value-type="float" office:value="0.72542851055835">
                <text:p>0.72542851055835</text:p>
              </table:table-cell>
              <table:table-cell office:value-type="float" office:value="0.332464568243168">
                <text:p>0.332464568243168</text:p>
              </table:table-cell>
              <table:table-cell office:value-type="float" office:value="0.720294264146327">
                <text:p>0.720294264146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04049430359708">
                <text:p>0.304049430359708</text:p>
              </table:table-cell>
              <table:table-cell office:value-type="float" office:value="0.724157312290314">
                <text:p>0.724157312290314</text:p>
              </table:table-cell>
              <table:table-cell office:value-type="float" office:value="0.326804989487818">
                <text:p>0.326804989487818</text:p>
              </table:table-cell>
              <table:table-cell office:value-type="float" office:value="0.725198491504508">
                <text:p>0.725198491504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01383706307647">
                <text:p>0.301383706307647</text:p>
              </table:table-cell>
              <table:table-cell office:value-type="float" office:value="0.726143982195837">
                <text:p>0.726143982195837</text:p>
              </table:table-cell>
              <table:table-cell office:value-type="float" office:value="0.328286079191926">
                <text:p>0.328286079191926</text:p>
              </table:table-cell>
              <table:table-cell office:value-type="float" office:value="0.72371998019631">
                <text:p>0.72371998019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9994580370955">
                <text:p>0.29994580370955</text:p>
              </table:table-cell>
              <table:table-cell office:value-type="float" office:value="0.72576931462909">
                <text:p>0.72576931462909</text:p>
              </table:table-cell>
              <table:table-cell office:value-type="float" office:value="0.326876931113772">
                <text:p>0.326876931113772</text:p>
              </table:table-cell>
              <table:table-cell office:value-type="float" office:value="0.724240732138566">
                <text:p>0.72424073213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96884385223436">
                <text:p>0.296884385223436</text:p>
              </table:table-cell>
              <table:table-cell office:value-type="float" office:value="0.726618109580031">
                <text:p>0.726618109580031</text:p>
              </table:table-cell>
              <table:table-cell office:value-type="float" office:value="0.323536554037934">
                <text:p>0.323536554037934</text:p>
              </table:table-cell>
              <table:table-cell office:value-type="float" office:value="0.727793102361882">
                <text:p>0.727793102361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939998118004">
                <text:p>0.2939998118004</text:p>
              </table:table-cell>
              <table:table-cell office:value-type="float" office:value="0.728559378401238">
                <text:p>0.728559378401238</text:p>
              </table:table-cell>
              <table:table-cell office:value-type="float" office:value="0.325884291293598">
                <text:p>0.325884291293598</text:p>
              </table:table-cell>
              <table:table-cell office:value-type="float" office:value="0.726797659658234">
                <text:p>0.726797659658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93331219418214">
                <text:p>0.293331219418214</text:p>
              </table:table-cell>
              <table:table-cell office:value-type="float" office:value="0.728660958984936">
                <text:p>0.728660958984936</text:p>
              </table:table-cell>
              <table:table-cell office:value-type="float" office:value="0.323226084065909">
                <text:p>0.323226084065909</text:p>
              </table:table-cell>
              <table:table-cell office:value-type="float" office:value="0.728608144707624">
                <text:p>0.728608144707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92956087111247">
                <text:p>0.292956087111247</text:p>
              </table:table-cell>
              <table:table-cell office:value-type="float" office:value="0.72803040260846">
                <text:p>0.72803040260846</text:p>
              </table:table-cell>
              <table:table-cell office:value-type="float" office:value="0.322723019978788">
                <text:p>0.322723019978788</text:p>
              </table:table-cell>
              <table:table-cell office:value-type="float" office:value="0.728461098945083">
                <text:p>0.728461098945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90154628234335">
                <text:p>0.290154628234335</text:p>
              </table:table-cell>
              <table:table-cell office:value-type="float" office:value="0.729682996182524">
                <text:p>0.729682996182524</text:p>
              </table:table-cell>
              <table:table-cell office:value-type="float" office:value="0.323152574424696">
                <text:p>0.323152574424696</text:p>
              </table:table-cell>
              <table:table-cell office:value-type="float" office:value="0.728358535813393">
                <text:p>0.728358535813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87350273958527">
                <text:p>0.287350273958527</text:p>
              </table:table-cell>
              <table:table-cell office:value-type="float" office:value="0.731084968334099">
                <text:p>0.731084968334099</text:p>
              </table:table-cell>
              <table:table-cell office:value-type="float" office:value="0.324824560396742">
                <text:p>0.324824560396742</text:p>
              </table:table-cell>
              <table:table-cell office:value-type="float" office:value="0.726605130646209">
                <text:p>0.726605130646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86235325112201">
                <text:p>0.286235325112201</text:p>
              </table:table-cell>
              <table:table-cell office:value-type="float" office:value="0.731470588847114">
                <text:p>0.731470588847114</text:p>
              </table:table-cell>
              <table:table-cell office:value-type="float" office:value="0.32483249283073">
                <text:p>0.32483249283073</text:p>
              </table:table-cell>
              <table:table-cell office:value-type="float" office:value="0.727139325731644">
                <text:p>0.7271393257316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6402325819034">
                <text:p>0.286402325819034</text:p>
              </table:table-cell>
              <table:table-cell office:value-type="float" office:value="0.73051245432768">
                <text:p>0.730512454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84487528966205">
                <text:p>0.284487528966205</text:p>
              </table:table-cell>
              <table:table-cell office:value-type="float" office:value="0.731600703717595">
                <text:p>0.73160070371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84212676605376">
                <text:p>0.284212676605376</text:p>
              </table:table-cell>
              <table:table-cell office:value-type="float" office:value="0.731609989273386">
                <text:p>0.73160998927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84199900408783">
                <text:p>0.284199900408783</text:p>
              </table:table-cell>
              <table:table-cell office:value-type="float" office:value="0.730051921371613">
                <text:p>0.73005192137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80257864606262">
                <text:p>0.280257864606262</text:p>
              </table:table-cell>
              <table:table-cell office:value-type="float" office:value="0.733930262568286">
                <text:p>0.733930262568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812573765174">
                <text:p>0.2812573765174</text:p>
              </table:table-cell>
              <table:table-cell office:value-type="float" office:value="0.73249835611944">
                <text:p>0.7324983561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80195030392987">
                <text:p>0.280195030392987</text:p>
              </table:table-cell>
              <table:table-cell office:value-type="float" office:value="0.732740866206495">
                <text:p>0.73274086620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79777629540698">
                <text:p>0.279777629540698</text:p>
              </table:table-cell>
              <table:table-cell office:value-type="float" office:value="0.732611387885684">
                <text:p>0.73261138788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